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b49ba"/>
    </style:style>
    <style:style style:name="P2" style:family="paragraph" style:parent-style-name="Standard">
      <style:text-properties officeooo:paragraph-rsid="001d15d6"/>
    </style:style>
    <style:style style:name="T1" style:family="text">
      <style:text-properties officeooo:rsid="001b49ba"/>
    </style:style>
    <style:style style:name="T2" style:family="text">
      <style:text-properties officeooo:rsid="001d15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 computer is an electronic machine that is automatically controlled; it can store a vast amount of information and it works at fantastically high speeds. Computers do not have brains, the thinking is done by humans, who feed them information and program them to perform particular tasks.</text:span></text:p>
      <text:p text:style-name="P1"><text:span text:style-name="T1"/></text:p>
      <text:p text:style-name="P1"><text:span text:style-name="T1">The first electronic computers were constructed in the 1940's using valves, which were large and gave off a lot of heat. The invention of transistors and later the intergrated circuit (silicon chips), led <text:s/>to computers becoming smaller and smaller with greatly increased power</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15:18:30</meta:creation-date>
    <dc:date>2013-10-22T15:26:17</dc:date>
    <meta:editing-duration>PT1M5S</meta:editing-duration>
    <meta:editing-cycles>3</meta:editing-cycles>
    <meta:generator>LibreOffice/4.0.2.2$Linux_x86 LibreOffice_project/400m0$Build-2</meta:generator>
    <meta:document-statistic meta:table-count="0" meta:image-count="0" meta:object-count="0" meta:page-count="1" meta:paragraph-count="2" meta:word-count="90" meta:character-count="564" meta:non-whitespace-character-count="475"/>
  </office:meta>
</office:document-meta>
</file>